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6296" calcext:value-type="float">
            <text:p>108.2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868" calcext:value-type="float">
            <text:p>107.5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5904" calcext:value-type="float">
            <text:p>107.4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7664" calcext:value-type="float">
            <text:p>106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0864" calcext:value-type="float">
            <text:p>101.4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596" calcext:value-type="float">
            <text:p>101.0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2312" calcext:value-type="float">
            <text:p>100.0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2776" calcext:value-type="float">
            <text:p>99.1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0816" calcext:value-type="float">
            <text:p>98.7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22" calcext:value-type="float">
            <text:p>93.8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6248" calcext:value-type="float">
            <text:p>94.1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7712" calcext:value-type="float">
            <text:p>93.7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2752" calcext:value-type="float">
            <text:p>92.1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1608" calcext:value-type="float">
            <text:p>91.3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7296" calcext:value-type="float">
            <text:p>85.8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199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603</text:p>
          </table:table-cell>
          <table:table-cell office:value-type="string" calcext:value-type="string">
            <text:p>TWDB:1029603</text:p>
          </table:table-cell>
          <table:table-cell office:value-type="string" calcext:value-type="string">
            <text:p>198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